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5.97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249cm" fo:min-width="5.97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321cm" fo:min-width="5.97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503cm" fo:min-width="5.97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051cm" fo:min-width="5.97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>
      <style:graphic-properties draw:stroke="none" svg:stroke-color="#000000" draw:fill="none" draw:fill-color="#ffffff" fo:min-height="0.97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574cm" fo:min-width="5.97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995cm" fo:min-width="5.97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839cm" fo:min-width="5.977cm"/>
    </style:style>
    <style:style style:name="gr12" style:family="graphic" style:parent-style-name="standard">
      <style:graphic-properties draw:stroke="none" svg:stroke-color="#000000" draw:fill="none" draw:fill-color="#ffffff" fo:min-height="1.401cm"/>
    </style:style>
    <style:style style:name="gr13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7cm" svg:height="1.27cm" svg:x="1.889cm" svg:y="4.93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477cm" svg:height="3.499cm" svg:x="1.889cm" svg:y="6.137cm">
          <text:p text:style-name="P1">-FireData</text:p>
          <text:p text:style-name="P1">-NoFireData</text:p>
          <text:p text:style-name="P1">-Parameter_W</text:p>
          <text:p text:style-name="P1">-Parameter_b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477cm" svg:height="4.571cm" svg:x="1.889cm" svg:y="9.637cm">
          <text:p text:style-name="P1">-LoadData()</text:p>
          <text:p text:style-name="P1">-LogisticLoss()</text:p>
          <text:p text:style-name="P1">-Sigmoid()</text:p>
          <text:p text:style-name="P1">-DivideData()</text:p>
          <text:p text:style-name="P1">-TrainModel()</text:p>
          <text:p text:style-name="P1">+GetParameters(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477cm" svg:height="1.27cm" svg:x="11.687cm" svg:y="5.445cm">
          <text:p text:style-name="P1">Edge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477cm" svg:height="3.753cm" svg:x="11.687cm" svg:y="6.645cm">
          <text:p text:style-name="P1">-CurrentTemp</text:p>
          <text:p text:style-name="P1">-CurrentPressure</text:p>
          <text:p text:style-name="P1">-Parameter_W</text:p>
          <text:p text:style-name="P1">-Parameter_b</text:p>
          <text:p text:style-name="P1">-IsFi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.477cm" svg:height="3.301cm" svg:x="11.687cm" svg:y="10.399cm">
          <text:p text:style-name="P1">-GetParameters()</text:p>
          <text:p text:style-name="P1">-GetData()</text:p>
          <text:p text:style-name="P1">-Predict()</text:p>
          <text:p text:style-name="P1">-Alarm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8.366cm" svg:y1="8.62cm" svg:x2="11.668cm" svg:y2="8.62cm">
          <text:p/>
        </draw:line>
        <draw:frame draw:style-name="gr7" draw:text-style-name="P4" draw:layer="layout" svg:width="1.27cm" svg:height="1.143cm" svg:x="8.201cm" svg:y="7.772cm">
          <draw:text-box>
            <text:p>+1</text:p>
          </draw:text-box>
        </draw:frame>
        <draw:frame draw:style-name="gr8" draw:text-style-name="P4" draw:layer="layout" svg:width="2.321cm" svg:height="1.228cm" svg:x="9.855cm" svg:y="7.773cm">
          <draw:text-box>
            <text:p>+1..*</text:p>
          </draw:text-box>
        </draw:frame>
        <draw:custom-shape draw:style-name="gr1" draw:text-style-name="P2" draw:layer="layout" svg:width="6.477cm" svg:height="1.27cm" svg:x="4.687cm" svg:y="16.745cm">
          <text:p text:style-name="P1">Sen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6.477cm" svg:height="1.824cm" svg:x="4.687cm" svg:y="17.945cm">
          <text:p text:style-name="P1">-CurrentTemp</text:p>
          <text:p text:style-name="P1">-CurrentPress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6.477cm" svg:height="1.245cm" svg:x="4.687cm" svg:y="19.799cm">
          <text:p text:style-name="P1">+GetData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477cm" svg:height="1.27cm" svg:x="12.687cm" svg:y="16.745cm">
          <text:p text:style-name="P1">Actu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6.477cm" svg:height="1.089cm" svg:x="12.687cm" svg:y="17.94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6.477cm" svg:height="1.245cm" svg:x="12.687cm" svg:y="18.999cm">
          <text:p text:style-name="P1">+CreateNotification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1.668cm" svg:y1="12.43cm" svg:x2="9.382cm" svg:y2="12.43cm">
          <text:p/>
        </draw:line>
        <draw:line draw:style-name="gr6" draw:text-style-name="P3" draw:layer="layout" svg:x1="9.382cm" svg:y1="12.43cm" svg:x2="9.382cm" svg:y2="16.748cm">
          <text:p/>
        </draw:line>
        <draw:frame draw:style-name="gr7" draw:text-style-name="P4" draw:layer="layout" svg:width="1.27cm" svg:height="1.143cm" svg:x="10.401cm" svg:y="11.673cm">
          <draw:text-box>
            <text:p>+1</text:p>
          </draw:text-box>
        </draw:frame>
        <draw:frame draw:style-name="gr7" draw:text-style-name="P4" draw:layer="layout" svg:width="1.27cm" svg:height="1.143cm" svg:x="13.601cm" svg:y="13.873cm">
          <draw:text-box>
            <text:p>+1</text:p>
          </draw:text-box>
        </draw:frame>
        <draw:line draw:style-name="gr6" draw:text-style-name="P3" draw:layer="layout" svg:x1="14.716cm" svg:y1="13.7cm" svg:x2="14.716cm" svg:y2="16.748cm">
          <text:p/>
        </draw:line>
        <draw:frame draw:style-name="gr8" draw:text-style-name="P4" draw:layer="layout" svg:width="2.321cm" svg:height="1.228cm" svg:x="9.256cm" svg:y="15.773cm">
          <draw:text-box>
            <text:p>+1..*</text:p>
          </draw:text-box>
        </draw:frame>
        <draw:frame draw:style-name="gr8" draw:text-style-name="P4" draw:layer="layout" svg:width="2.321cm" svg:height="1.228cm" svg:x="13.157cm" svg:y="15.773cm">
          <draw:text-box>
            <text:p>+1..*</text:p>
          </draw:text-box>
        </draw:frame>
        <draw:frame draw:style-name="gr12" draw:text-style-name="P4" draw:layer="layout" svg:width="9.271cm" svg:height="1.651cm" svg:x="6.461cm" svg:y="21.701cm">
          <draw:text-box>
            <text:p><text:s text:c="2"/></text:p>
          </draw:text-box>
        </draw:frame>
        <draw:frame draw:style-name="gr13" draw:text-style-name="P4" draw:layer="layout" svg:width="1.27cm" svg:height="3.175cm" svg:x="19.415cm" svg:y="10.271cm">
          <draw:text-box>
            <text:p><text:s text:c="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0:32:04.965049836</meta:creation-date>
    <dc:date>2019-02-06T10:56:15.670624620</dc:date>
    <meta:editing-duration>PT13M59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